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ListParagraph" style:list-style-name="LFO1" style:family="paragraph">
      <style:paragraph-properties fo:text-align="justify"/>
    </style:style>
    <style:style style:name="P4" style:parent-style-name="Normal" style:family="paragraph">
      <style:paragraph-properties fo:text-align="justify" fo:text-indent="0.25in"/>
    </style:style>
    <style:style style:name="P5" style:parent-style-name="ListParagraph" style:list-style-name="LFO1" style:family="paragraph">
      <style:paragraph-properties fo:text-align="justify"/>
    </style:style>
    <style:style style:name="P6" style:parent-style-name="Normal" style:family="paragraph">
      <style:paragraph-properties fo:text-align="justify" fo:text-indent="0.25in"/>
    </style:style>
    <style:style style:name="P7" style:parent-style-name="ListParagraph" style:list-style-name="LFO3" style:family="paragraph">
      <style:paragraph-properties fo:text-align="justify"/>
    </style:style>
    <style:style style:name="P8" style:parent-style-name="Normal" style:family="paragraph">
      <style:paragraph-properties fo:text-align="justify" fo:text-indent="0.25in"/>
    </style:style>
    <style:style style:name="P9" style:parent-style-name="ListParagraph" style:list-style-name="LFO4" style:family="paragraph">
      <style:paragraph-properties fo:text-align="justify"/>
    </style:style>
    <style:style style:name="P10" style:parent-style-name="ListParagraph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center"/>
    </style:style>
    <style:style style:name="P17" style:parent-style-name="ListParagraph" style:list-style-name="LFO4" style:family="paragraph">
      <style:paragraph-properties fo:text-align="justify"/>
    </style:style>
    <style:style style:name="P18" style:parent-style-name="Normal" style:family="paragraph">
      <style:paragraph-properties fo:text-align="justify" fo:margin-left="0.25in" fo:text-indent="0.25in">
        <style:tab-stops/>
      </style:paragraph-properties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ListParagraph" style:list-style-name="LFO3" style:family="paragraph">
      <style:paragraph-properties fo:text-align="justify"/>
      <style:text-properties fo:font-weight="bold" style:font-weight-asian="bold" style:font-weight-complex="bold"/>
    </style:style>
    <style:style style:name="P26" style:parent-style-name="Normal" style:family="paragraph">
      <style:paragraph-properties fo:text-align="justify" fo:text-indent="0.25in"/>
    </style:style>
    <style:style style:name="P27" style:parent-style-name="Normal" style:family="paragraph">
      <style:paragraph-properties fo:text-align="justify"/>
    </style:style>
    <style:style style:name="P28" style:parent-style-name="ListParagraph" style:list-style-name="LFO3" style:family="paragraph">
      <style:paragraph-properties fo:text-align="justify"/>
      <style:text-properties fo:font-weight="bold" style:font-weight-asian="bold" style:font-weight-complex="bold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 fo:margin-left="0.25in" fo:text-indent="0.25in">
        <style:tab-stops/>
      </style:paragraph-properties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ListParagraph" style:list-style-name="LFO3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Normal" style:family="paragraph">
      <style:paragraph-properties fo:text-align="justify" fo:text-indent="0.25in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ListParagraph" style:list-style-name="LFO3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family="paragraph">
      <style:paragraph-properties fo:text-align="justify" fo:text-indent="0.25in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name="P64" style:parent-style-name="ListParagraph" style:list-style-name="LFO3" style:family="paragraph">
      <style:paragraph-properties fo:text-align="justify"/>
      <style:text-properties fo:font-weight="bold" style:font-weight-asian="bold" style:font-weight-complex="bold"/>
    </style:style>
    <style:style style:name="P65" style:parent-style-name="Normal" style:family="paragraph">
      <style:paragraph-properties fo:text-align="justify" fo:text-indent="0.25in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draw:fill="solid" draw:fill-color="#0d0d0d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solid" draw:fill-color="#0d0d0d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0d0d0d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0d0d0d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outside" draw:fill="solid" draw:fill-color="#0d0d0d" draw:opacity="100%" draw:stroke="solid" svg:stroke-width="0.01389in" svg:stroke-color="#0d0d0d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OBJECTS<text:s/>AND ITS INTERNAL REPRESENTATION IN JAVASCRIPT</text:p>
      <text:p text:style-name="P2"><text:tab/>Objects and their inner workings: A Dive into<text:s/>Javascript</text:p>
      <text:list text:style-name="LFO1" text:continue-numbering="true">
        <text:list-item>
          <text:p text:style-name="P3">JAVASCRIT</text:p>
        </text:list-item>
      </text:list>
      <text:p text:style-name="P4">JavaScript, a versatile and widely-used programming language, thrives on the concept of objects. Understanding the fundamentals of objects and their internal representation is key for any JavaScript developer. In this blog, we'll embark on a journey through the realm of JavaScript objects, exploring how they function under the hood and how to utilize them effectively in your code.</text:p>
      <text:list text:style-name="LFO1" text:continue-numbering="true">
        <text:list-item>
          <text:p text:style-name="P5">OBJECTS IN JAVASCRIPT</text:p>
        </text:list-item>
      </text:list>
      <text:p text:style-name="P6">Objects are the lifeblood of JavaScript, allowing developers to structure and represent data. They are collections of key-value pairs, where keys are strings (or Symbols) and values can be of any data type, including other objects. This flexibility empowers developers to model real-world entities and complex data structures effortlessly.</text:p>
      <text:list text:style-name="LFO3" text:continue-numbering="true">
        <text:list-item>
          <text:p text:style-name="P7">Creating Objects</text:p>
        </text:list-item>
      </text:list>
      <text:p text:style-name="P8">JavaScript provides various methods for creating objects, but the two most common approaches are object literals and constructor functions:</text:p>
      <text:list text:style-name="LFO4" text:continue-numbering="true">
        <text:list-item>
          <text:p text:style-name="P9">Object Literals:</text:p>
        </text:list-item>
      </text:list>
      <text:p text:style-name="P10"><draw:custom-shape svg:x="0in" svg:y="0in" svg:width="4.41389in" svg:height="1.5375in" draw:id="id0" draw:style-name="a0" draw:name="Rectangle 1706512540" text:anchor-type="as-char"><svg:title/><svg:desc/><text:p text:style-name="P11"><text:s text:c="3"/>const person = {</text:p><text:p text:style-name="P12"><text:s text:c="5"/>name: "YELIA",</text:p><text:p text:style-name="P13"><text:s text:c="5"/>age: 26,</text:p><text:p text:style-name="P14"><text:s text:c="5"/>profession: "Developer"</text:p><text:p text:style-name="P15"><text:s text:c="3"/>};</text:p><text:p text:style-name="P16"/><draw:enhanced-geometry draw:type="non-primitive" svg:viewBox="0 0 21600 21600" draw:enhanced-path="M 0 0 L 21600 0 21600 21600 0 21600 Z N"/></draw:custom-shape></text:p>
      <text:list text:style-name="LFO4" text:continue-numbering="true">
        <text:list-item>
          <text:p text:style-name="P17">Constructor Functions:<text:s/></text:p>
        </text:list-item>
      </text:list>
      <text:p text:style-name="P18"><draw:custom-shape svg:x="0in" svg:y="0in" svg:width="4.48056in" svg:height="1.89583in" draw:id="id1" draw:style-name="a1" draw:name="Rectangle 876096794" text:anchor-type="as-char"><svg:title/><svg:desc/><text:p text:style-name="P19"><text:s text:c="3"/>function Person(name, age, profession) {</text:p><text:p text:style-name="P20"><text:s text:c="5"/>this.name = name;</text:p><text:p text:style-name="P21"><text:s text:c="5"/>this.age = age;</text:p><text:p text:style-name="P22"><text:s text:c="5"/>this.profession = profession;</text:p><text:p text:style-name="P23"><text:s text:c="3"/>}</text:p><text:p text:style-name="P24"><text:s text:c="3"/>const john = new Person("YELIA",<text:s/>26, "Developer");</text:p><draw:enhanced-geometry draw:type="non-primitive" svg:viewBox="0 0 21600 21600" draw:enhanced-path="M 0 0 L 21600 0 21600 21600 0 21600 Z N"/></draw:custom-shape></text:p>
      <text:list text:style-name="LFO3" text:continue-numbering="true">
        <text:list-item>
          <text:p text:style-name="P25">INTERNAL REPRESENTATION OF OBJECTS</text:p>
        </text:list-item>
      </text:list>
      <text:p text:style-name="P26">Let's now explore the internal representation of objects in JavaScript. Each object is essentially a collection of properties. Each property consists of a name (a string or Symbol) and a corresponding value, forming the backbone of the object's structure.</text:p>
      <text:p text:style-name="P27"/>
      <text:list text:style-name="LFO3" text:continue-numbering="true">
        <text:list-item>
          <text:p text:style-name="P28">ACCESSING PROPERTIES AND METHODS</text:p>
        </text:list-item>
      </text:list>
      <text:p text:style-name="P29">Accessing properties and methods of an object can be done using dot notation or square bracket notation:</text:p>
      <text:p text:style-name="P30"><draw:custom-shape svg:x="0in" svg:y="0in" svg:width="4.48056in" svg:height="0.70694in" draw:id="id2" draw:style-name="a2" draw:name="Rectangle 1399194091" text:anchor-type="as-char"><svg:title/><svg:desc/><text:p text:style-name="P31">console.log(person.name); // Outputs "YELIA"</text:p><text:p text:style-name="P32">console.log(john['age']); // Outputs<text:s/>26</text:p><text:p text:style-name="P33"/><draw:enhanced-geometry draw:type="non-primitive" svg:viewBox="0 0 21600 21600" draw:enhanced-path="M 0 0 L 21600 0 21600 21600 0 21600 Z N"/></draw:custom-shape></text:p>
      <text:list text:style-name="LFO3" text:continue-numbering="true">
        <text:list-item>
          <text:p text:style-name="P34">THE PROTOTYPE CHAIN</text:p>
        </text:list-item>
      </text:list>
      <text:p text:style-name="P35">One of the most intriguing aspects of JavaScript objects is the prototype chain. Each object has an associated prototype, which is essentially another object. If a property or method is not found on the object itself, JavaScript looks up the prototype chain to locate it.</text:p>
      <text:p text:style-name="P36">Consider the following example:</text:p>
      <text:p text:style-name="P37"><text:tab/><draw:custom-shape svg:x="0in" svg:y="0in" svg:width="4.48056in" svg:height="2.52778in" draw:id="id3" draw:style-name="a3" draw:name="Rectangle 1294987735" text:anchor-type="as-char"><svg:title/><svg:desc/><text:p text:style-name="P38">const person = {</text:p><text:p text:style-name="P39"><text:s text:c="2"/>name: "YELIA",</text:p><text:p text:style-name="P40">};</text:p><text:p text:style-name="P41">const developer = {</text:p><text:p text:style-name="P42"><text:s text:c="2"/>profession: "Developer"</text:p><text:p text:style-name="P43">};</text:p><text:p text:style-name="P44">developer.__proto__ = person; // Set developer's prototype to person</text:p><text:p text:style-name="P45">console.log(developer.name); // Outputs "YELIA"</text:p><text:p text:style-name="P46"/><draw:enhanced-geometry draw:type="non-primitive" svg:viewBox="0 0 21600 21600" draw:enhanced-path="M 0 0 L 21600 0 21600 21600 0 21600 Z N"/></draw:custom-shape></text:p>
      <text:p text:style-name="P47">In this example, `developer` doesn't have a `name` property, but since it's linked to `person` through the prototype chain, it inherits the `name` property.</text:p>
      <text:list text:style-name="LFO3" text:continue-numbering="true">
        <text:list-item>
          <text:p text:style-name="P48"><draw:custom-shape svg:x="0.23585in" svg:y="0.26542in" svg:width="4.48056in" svg:height="2.52778in" draw:z-index="251660288" draw:id="id4" draw:style-name="a4" draw:name="Rectangle 123381622" text:anchor-type="paragraph"><svg:title/><svg:desc/><text:p text:style-name="P49">const person = {</text:p><text:p text:style-name="P50"><text:s text:c="2"/>name: "YELIA",</text:p><text:p text:style-name="P51"><text:s text:c="2"/>sayHello: function() {</text:p><text:p text:style-name="P52"><text:s text:c="4"/>console.log(`Hello, my name is ${this.name}.`);</text:p><text:p text:style-name="P53"><text:s text:c="2"/>}</text:p><text:p text:style-name="P54">};</text:p><text:p text:style-name="P55">person.sayHello();<text:s/></text:p><text:p text:style-name="P56">// Outputs "Hello, my name is<text:s/>YELIA."</text:p><text:p text:style-name="P57"/><draw:enhanced-geometry draw:type="non-primitive" svg:viewBox="0 0 21600 21600" draw:enhanced-path="M 0 0 L 21600 0 21600 21600 0 21600 Z N"/></draw:custom-shape><text:span text:style-name="T58">OBJECT METHODS</text:span></text:p>
        </text:list-item>
      </text:list>
      <text:p text:style-name="P59">JavaScript objects can also house methods, which are functions stored as object properties. These methods can perform actions on the object's data.</text:p>
      <text:p text:style-name="P60"><text:tab/></text:p>
      <text:p text:style-name="P61"/>
      <text:p text:style-name="P62"/>
      <text:p text:style-name="P63"/>
      <text:list text:style-name="LFO3" text:continue-numbering="true">
        <text:list-item>
          <text:p text:style-name="P64">CONCLUSION</text:p>
        </text:list-item>
      </text:list>
      <text:p text:style-name="P65">Comprehending objects and their internal representation is essential for any JavaScript developer. Objects are the foundation of the language, and a firm grasp of how they work, including the prototype chain and object methods, is crucial for effective development. JavaScript's object-oriented capabilities make it a powerful language for structuring data and simulating real-world scenarios, and mastering these concepts is a pivotal step in your journey as a JavaScript develop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ya b</meta:initial-creator>
    <dc:creator>eliya b</dc:creator>
    <meta:creation-date>2023-10-29T14:55:00Z</meta:creation-date>
    <dc:date>2023-10-29T14:58:00Z</dc:date>
    <meta:template xlink:href="Normal" xlink:type="simple"/>
    <meta:editing-cycles>4</meta:editing-cycles>
    <meta:editing-duration>PT240S</meta:editing-duration>
    <meta:document-statistic meta:page-count="1" meta:paragraph-count="5" meta:word-count="395" meta:character-count="2645" meta:row-count="18" meta:non-whitespace-character-count="2255"/>
  </office:meta>
</office:document-meta>
</file>